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Aufgabe</mi>
            <mn>1</mn>
            <mrow>
              <mo fence="true" stretchy="false">(</mo>
              <mrow>
                <mi mathvariant="italic">Varianz</mi>
              </mrow>
              <mo fence="true" stretchy="false">)</mo>
            </mrow>
          </mrow>
        </mtd>
      </mtr>
      <mtr>
        <mtd>
          <mrow/>
        </mtd>
      </mtr>
      <mtr>
        <mtd>
          <mn>1.</mn>
        </mtd>
      </mtr>
      <mtr>
        <mtd>
          <mrow>
            <mo fence="true" stretchy="false">(</mo>
            <mrow>
              <mrow>
                <mn>2</mn>
                <mn>,4</mn>
                <mn>,4</mn>
                <mn>,4</mn>
                <mn>,5</mn>
              </mrow>
            </mrow>
            <mo fence="true" stretchy="false">)</mo>
          </mrow>
        </mtd>
      </mtr>
      <mtr>
        <mtd>
          <mrow/>
        </mtd>
      </mtr>
      <mtr>
        <mtd>
          <mrow>
            <mi mathvariant="italic">Arithemetisches</mi>
            <mi mathvariant="italic">Mittel</mi>
            <mi mathvariant="italic">berechnen</mi>
          </mrow>
        </mtd>
      </mtr>
      <mtr>
        <mtd>
          <mrow/>
        </mtd>
      </mtr>
      <mtr>
        <mtd>
          <mrow>
            <mover accent="true">
              <mi>x</mi>
              <mo>¯</mo>
            </mover>
            <mo stretchy="false">=</mo>
            <mrow>
              <munderover>
                <mo stretchy="false">∑</mo>
                <mrow>
                  <mi>i</mi>
                  <mo stretchy="false">=</mo>
                  <mn>1</mn>
                </mrow>
                <mn>5</mn>
              </munderover>
              <mi>x</mi>
            </mrow>
          </mrow>
        </mtd>
      </mtr>
      <mtr>
        <mtd>
          <mrow>
            <mtext>=</mtext>
            <mfrac>
              <mn>1</mn>
              <mn>5</mn>
            </mfrac>
            <mrow>
              <mo fence="true" stretchy="false">(</mo>
              <mrow>
                <mrow>
                  <mn>2</mn>
                  <mo stretchy="false">+</mo>
                  <mn>4</mn>
                  <mo stretchy="false">+</mo>
                  <mn>4</mn>
                  <mo stretchy="false">+</mo>
                  <mn>4</mn>
                  <mo stretchy="false">+</mo>
                  <mn>5</mn>
                </mrow>
              </mrow>
              <mo fence="true" stretchy="false">)</mo>
            </mrow>
          </mrow>
        </mtd>
      </mtr>
      <mtr>
        <mtd>
          <mrow>
            <mtext>=</mtext>
            <mrow>
              <mfrac>
                <mn>1</mn>
                <mn>5</mn>
              </mfrac>
              <mo stretchy="false">∗</mo>
              <mn>19</mn>
            </mrow>
          </mrow>
        </mtd>
      </mtr>
      <mtr>
        <mtd>
          <mrow>
            <mtext>=</mtext>
            <mrow>
              <mfrac>
                <mn>19</mn>
                <mn>5</mn>
              </mfrac>
              <mo stretchy="false">=</mo>
              <mn>3</mn>
            </mrow>
            <mn>,8</mn>
          </mrow>
        </mtd>
      </mtr>
      <mtr>
        <mtd>
          <mrow/>
        </mtd>
      </mtr>
      <mtr>
        <mtd>
          <mrow>
            <mi mathvariant="italic">Varianz</mi>
            <mi mathvariant="italic">berechnen</mi>
          </mrow>
        </mtd>
      </mtr>
      <mtr>
        <mtd>
          <mrow/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4</mn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n>5</mn>
              </munderover>
              <msup>
                <mrow>
                  <mo fence="true" stretchy="false">(</mo>
                  <mrow>
                    <mrow>
                      <mrow>
                        <msub>
                          <mi>x</mi>
                          <mn>1</mn>
                        </msub>
                        <mo stretchy="false">−</mo>
                        <mn>3</mn>
                      </mrow>
                      <mn>,8</mn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row>
                          <mrow>
                            <mn>2</mn>
                            <mo stretchy="false">−</mo>
                            <mn>3</mn>
                          </mrow>
                          <mn>,8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4</mn>
                            <mo stretchy="false">−</mo>
                            <mn>3</mn>
                          </mrow>
                          <mn>,8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4</mn>
                            <mo stretchy="false">−</mo>
                            <mn>3</mn>
                          </mrow>
                          <mn>,8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4</mn>
                            <mo stretchy="false">−</mo>
                            <mn>3</mn>
                          </mrow>
                          <mn>,8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n>3</mn>
                          </mrow>
                          <mn>,8</mn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n>3</mn>
                  <mrow>
                    <mn>,24</mn>
                    <mo stretchy="false">+</mo>
                    <mn>0</mn>
                  </mrow>
                  <mrow>
                    <mn>,04</mn>
                    <mo stretchy="false">+</mo>
                    <mn>0</mn>
                  </mrow>
                  <mrow>
                    <mn>,04</mn>
                    <mo stretchy="false">+</mo>
                    <mn>0</mn>
                  </mrow>
                  <mrow>
                    <mn>,04</mn>
                    <mo stretchy="false">+</mo>
                    <mn>1</mn>
                  </mrow>
                  <mn>,44</mn>
                </mrow>
              </mrow>
              <mo fence="true" stretchy="false">)</mo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row>
                <mfrac>
                  <mn>1</mn>
                  <mn>4</mn>
                </mfrac>
                <mo stretchy="false">∗</mo>
                <mn>4</mn>
              </mrow>
            </mrow>
            <mn>,8</mn>
          </mrow>
        </mtd>
      </mtr>
      <mtr>
        <mtd>
          <mrow>
            <mrow>
              <msup>
                <mi>s</mi>
                <mn>2</mn>
              </msup>
              <mo stretchy="false">=</mo>
              <mn>1</mn>
            </mrow>
            <mn>,2</mn>
          </mrow>
        </mtd>
      </mtr>
      <mtr>
        <mtd>
          <mrow/>
        </mtd>
      </mtr>
      <mtr>
        <mtd>
          <mrow/>
        </mtd>
      </mtr>
      <mtr>
        <mtd>
          <mn>2.</mn>
        </mtd>
      </mtr>
      <mtr>
        <mtd>
          <mrow>
            <mo fence="true" stretchy="false">(</mo>
            <mrow>
              <mrow>
                <mn>3</mn>
                <mn>,4</mn>
                <mn>,5</mn>
                <mn>,3</mn>
                <mn>,2</mn>
              </mrow>
            </mrow>
            <mo fence="true" stretchy="false">)</mo>
          </mrow>
        </mtd>
      </mtr>
      <mtr>
        <mtd>
          <mrow>
            <mrow>
              <mover accent="true">
                <mi>x</mi>
                <mo>¯</mo>
              </mover>
              <mo stretchy="false">=</mo>
              <mfrac>
                <mn>1</mn>
                <mn>5</mn>
              </mfrac>
            </mrow>
            <mrow>
              <mrow>
                <mo fence="true" stretchy="false">(</mo>
                <mrow>
                  <mrow>
                    <mn>3</mn>
                    <mo stretchy="false">+</mo>
                    <mn>4</mn>
                    <mo stretchy="false">+</mo>
                    <mn>5</mn>
                    <mo stretchy="false">+</mo>
                    <mn>3</mn>
                    <mo stretchy="false">+</mo>
                    <mn>2</mn>
                  </mrow>
                </mrow>
                <mo fence="true" stretchy="false">)</mo>
              </mrow>
              <mo stretchy="false">=</mo>
              <mfrac>
                <mn>17</mn>
                <mn>5</mn>
              </mfrac>
              <mo stretchy="false">=</mo>
              <mn>3</mn>
            </mrow>
            <mn>,4</mn>
          </mrow>
        </mtd>
      </mtr>
      <mtr>
        <mtd>
          <mrow/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4</mn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n>5</mn>
              </munderover>
              <msup>
                <mrow>
                  <mo fence="true" stretchy="false">(</mo>
                  <mrow>
                    <mrow>
                      <mrow>
                        <msub>
                          <mi>x</mi>
                          <mn>1</mn>
                        </msub>
                        <mo stretchy="false">−</mo>
                        <mn>3</mn>
                      </mrow>
                      <mn>,4</mn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row>
                          <mrow>
                            <mn>3</mn>
                            <mo stretchy="false">−</mo>
                            <mn>3</mn>
                          </mrow>
                          <mn>,4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4</mn>
                            <mo stretchy="false">−</mo>
                            <mn>3</mn>
                          </mrow>
                          <mn>,4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n>3</mn>
                          </mrow>
                          <mn>,4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3</mn>
                            <mo stretchy="false">−</mo>
                            <mn>3</mn>
                          </mrow>
                          <mn>,4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2</mn>
                            <mo stretchy="false">−</mo>
                            <mn>3</mn>
                          </mrow>
                          <mn>,4</mn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n>0</mn>
                  <mrow>
                    <mn>,16</mn>
                    <mo stretchy="false">+</mo>
                    <mn>0</mn>
                  </mrow>
                  <mrow>
                    <mn>,36</mn>
                    <mo stretchy="false">+</mo>
                    <mn>2</mn>
                  </mrow>
                  <mrow>
                    <mn>,56</mn>
                    <mo stretchy="false">+</mo>
                    <mn>0</mn>
                  </mrow>
                  <mrow>
                    <mn>,16</mn>
                    <mo stretchy="false">+</mo>
                    <mn>1</mn>
                  </mrow>
                  <mn>,96</mn>
                </mrow>
              </mrow>
              <mo fence="true" stretchy="false">)</mo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row>
                <mfrac>
                  <mn>1</mn>
                  <mn>4</mn>
                </mfrac>
                <mo stretchy="false">∗</mo>
                <mn>5</mn>
              </mrow>
            </mrow>
            <mn>,2</mn>
          </mrow>
        </mtd>
      </mtr>
      <mtr>
        <mtd>
          <mrow>
            <mrow>
              <msup>
                <mi>s</mi>
                <mn>2</mn>
              </msup>
              <mo stretchy="false">=</mo>
              <mn>1</mn>
            </mrow>
            <mn>,3</mn>
          </mrow>
        </mtd>
      </mtr>
      <mtr>
        <mtd>
          <mrow/>
        </mtd>
      </mtr>
      <mtr>
        <mtd>
          <mn>3.</mn>
        </mtd>
      </mtr>
      <mtr>
        <mtd>
          <mrow>
            <mo fence="true" stretchy="false">(</mo>
            <mrow>
              <mrow>
                <mn>120</mn>
                <mn>,130</mn>
                <mn>,110</mn>
                <mn>,125</mn>
                <mn>,140</mn>
              </mrow>
            </mrow>
            <mo fence="true" stretchy="false">)</mo>
          </mrow>
        </mtd>
      </mtr>
      <mtr>
        <mtd>
          <mrow>
            <mrow>
              <mover accent="true">
                <mi>x</mi>
                <mo>¯</mo>
              </mover>
              <mo stretchy="false">=</mo>
              <mfrac>
                <mn>1</mn>
                <mn>5</mn>
              </mfrac>
            </mrow>
            <mrow>
              <mrow>
                <mo fence="true" stretchy="false">(</mo>
                <mrow>
                  <mrow>
                    <mn>120</mn>
                    <mo stretchy="false">+</mo>
                    <mn>130</mn>
                    <mo stretchy="false">+</mo>
                    <mn>110</mn>
                    <mo stretchy="false">+</mo>
                    <mn>125</mn>
                    <mo stretchy="false">+</mo>
                    <mn>140</mn>
                  </mrow>
                </mrow>
                <mo fence="true" stretchy="false">)</mo>
              </mrow>
              <mo stretchy="false">=</mo>
              <mfrac>
                <mn>625</mn>
                <mn>5</mn>
              </mfrac>
              <mo stretchy="false">=</mo>
              <mn>125</mn>
            </mrow>
          </mrow>
        </mtd>
      </mtr>
      <mtr>
        <mtd>
          <mrow/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4</mn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n>5</mn>
              </munderover>
              <msup>
                <mrow>
                  <mo fence="true" stretchy="false">(</mo>
                  <mrow>
                    <mrow>
                      <msub>
                        <mi>x</mi>
                        <mn>1</mn>
                      </msub>
                      <mo stretchy="false">−</mo>
                      <mn>125</mn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row>
                          <mn>120</mn>
                          <mo stretchy="false">−</mo>
                          <mn>125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130</mn>
                          <mo stretchy="false">−</mo>
                          <mn>125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110</mn>
                          <mo stretchy="false">−</mo>
                          <mn>125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125</mn>
                          <mo stretchy="false">−</mo>
                          <mn>125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140</mn>
                          <mo stretchy="false">−</mo>
                          <mn>125</mn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sup>
              <mi>s</mi>
              <mn>2</mn>
            </msup>
            <mo stretchy="false">=</mo>
            <mrow>
              <mfrac>
                <mn>1</mn>
                <mn>4</mn>
              </mfrac>
              <mo stretchy="false">∗</mo>
              <mn>500</mn>
            </mrow>
          </mrow>
        </mtd>
      </mtr>
      <mtr>
        <mtd>
          <mrow>
            <msup>
              <mi>s</mi>
              <mn>2</mn>
            </msup>
            <mo stretchy="false">=</mo>
            <mn>125</mn>
          </mrow>
        </mtd>
      </mtr>
      <mtr>
        <mtd>
          <mrow/>
        </mtd>
      </mtr>
      <mtr>
        <mtd>
          <mn>4.</mn>
        </mtd>
      </mtr>
      <mtr>
        <mtd>
          <mrow>
            <mo fence="true" stretchy="false">(</mo>
            <mrow>
              <mrow>
                <mn>12</mn>
                <mn>,1</mn>
                <mi>;</mi>
                <mn>11</mn>
                <mn>,9</mn>
                <mi>;</mi>
                <mn>12</mn>
                <mn>,0</mn>
                <mi>;</mi>
                <mn>12</mn>
                <mn>,2</mn>
                <mi>;</mi>
                <mn>11</mn>
                <mn>,8</mn>
              </mrow>
            </mrow>
            <mo fence="true" stretchy="false">)</mo>
          </mrow>
        </mtd>
      </mtr>
      <mtr>
        <mtd>
          <mrow>
            <mrow>
              <mover accent="true">
                <mi>x</mi>
                <mo>¯</mo>
              </mover>
              <mo stretchy="false">=</mo>
              <mfrac>
                <mn>1</mn>
                <mn>5</mn>
              </mfrac>
            </mrow>
            <mrow>
              <mrow>
                <mo fence="true" stretchy="false">(</mo>
                <mrow>
                  <mrow>
                    <mn>12</mn>
                    <mrow>
                      <mn>,1</mn>
                      <mo stretchy="false">+</mo>
                      <mn>11</mn>
                    </mrow>
                    <mrow>
                      <mn>,9</mn>
                      <mo stretchy="false">+</mo>
                      <mn>12</mn>
                    </mrow>
                    <mrow>
                      <mn>,0</mn>
                      <mo stretchy="false">+</mo>
                      <mn>12</mn>
                    </mrow>
                    <mrow>
                      <mn>,2</mn>
                      <mo stretchy="false">+</mo>
                      <mn>11</mn>
                    </mrow>
                    <mn>,8</mn>
                  </mrow>
                </mrow>
                <mo fence="true" stretchy="false">)</mo>
              </mrow>
              <mo stretchy="false">=</mo>
              <mfrac>
                <mn>60</mn>
                <mn>5</mn>
              </mfrac>
              <mo stretchy="false">=</mo>
              <mn>12</mn>
            </mrow>
          </mrow>
        </mtd>
      </mtr>
      <mtr>
        <mtd>
          <mrow/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4</mn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n>5</mn>
              </munderover>
              <msup>
                <mrow>
                  <mo fence="true" stretchy="false">(</mo>
                  <mrow>
                    <mrow>
                      <msub>
                        <mi>x</mi>
                        <mn>1</mn>
                      </msub>
                      <mo stretchy="false">−</mo>
                      <mn>12</mn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row>
                          <mn>12</mn>
                          <mrow>
                            <mn>,1</mn>
                            <mo stretchy="false">−</mo>
                            <mn>12</mn>
                          </mrow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11</mn>
                          <mrow>
                            <mn>,9</mn>
                            <mo stretchy="false">−</mo>
                            <mn>12</mn>
                          </mrow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12</mn>
                          <mrow>
                            <mn>,0</mn>
                            <mo stretchy="false">−</mo>
                            <mn>12</mn>
                          </mrow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12</mn>
                          <mrow>
                            <mn>,2</mn>
                            <mo stretchy="false">−</mo>
                            <mn>12</mn>
                          </mrow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11</mn>
                          <mrow>
                            <mn>,8</mn>
                            <mo stretchy="false">−</mo>
                            <mn>12</mn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row>
                <mfrac>
                  <mn>1</mn>
                  <mn>4</mn>
                </mfrac>
                <mo stretchy="false">∗</mo>
                <mn>0</mn>
              </mrow>
            </mrow>
            <mn>,1</mn>
          </mrow>
        </mtd>
      </mtr>
      <mtr>
        <mtd>
          <mrow>
            <mrow>
              <msup>
                <mi>s</mi>
                <mn>2</mn>
              </msup>
              <mo stretchy="false">=</mo>
              <mn>0</mn>
            </mrow>
            <mn>,025</mn>
          </mrow>
        </mtd>
      </mtr>
      <mtr>
        <mtd>
          <mrow/>
        </mtd>
      </mtr>
      <mtr>
        <mtd>
          <mrow/>
        </mtd>
      </mtr>
      <mtr>
        <mtd>
          <mrow>
            <mi mathvariant="italic">Aufgabe</mi>
            <mn>2</mn>
            <mrow>
              <mo fence="true" stretchy="false">(</mo>
              <mrow>
                <mi mathvariant="italic">Standardabweichung</mi>
              </mrow>
              <mo fence="true" stretchy="false">)</mo>
            </mrow>
          </mrow>
        </mtd>
      </mtr>
      <mtr>
        <mtd>
          <mrow/>
        </mtd>
      </mtr>
      <mtr>
        <mtd>
          <mrow>
            <mn>1.</mn>
            <mrow>
              <msqrt>
                <mfrac>
                  <mn>19</mn>
                  <mn>5</mn>
                </mfrac>
              </msqrt>
              <mo stretchy="false">=</mo>
              <mn>3</mn>
            </mrow>
            <mn>,8</mn>
          </mrow>
        </mtd>
      </mtr>
      <mtr>
        <mtd>
          <mrow>
            <mn>2.</mn>
            <mrow>
              <msqrt>
                <mfrac>
                  <mtext>4,8</mtext>
                  <mn>5</mn>
                </mfrac>
              </msqrt>
              <mo stretchy="false">=</mo>
              <mn>0</mn>
            </mrow>
            <mn>,96</mn>
          </mrow>
        </mtd>
      </mtr>
      <mtr>
        <mtd>
          <mrow>
            <mn>3.</mn>
            <mrow>
              <msqrt>
                <mfrac>
                  <mn>500</mn>
                  <mn>5</mn>
                </mfrac>
              </msqrt>
              <mo stretchy="false">=</mo>
              <mn>5</mn>
            </mrow>
          </mrow>
        </mtd>
      </mtr>
      <mtr>
        <mtd>
          <mrow>
            <mn>4.</mn>
            <mrow>
              <msqrt>
                <mfrac>
                  <mtext>0,1</mtext>
                  <mn>5</mn>
                </mfrac>
              </msqrt>
              <mo stretchy="false">=</mo>
              <mn>0</mn>
            </mrow>
            <mn>,02</mn>
          </mrow>
        </mtd>
      </mtr>
      <mtr>
        <mtd>
          <mrow/>
        </mtd>
      </mtr>
      <mtr>
        <mtd>
          <mrow>
            <mi mathvariant="italic">Aufgabe</mi>
            <mn>3</mn>
            <mrow>
              <mo fence="true" stretchy="false">(</mo>
              <mrow>
                <mi mathvariant="italic">Spannweite</mi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i>R</mi>
              <mo stretchy="false">=</mo>
              <msub>
                <mi>x</mi>
                <mi mathvariant="italic">max</mi>
              </msub>
            </mrow>
            <mi>–</mi>
            <msub>
              <mi>x</mi>
              <mi mathvariant="italic">min</mi>
            </msub>
          </mrow>
        </mtd>
      </mtr>
      <mtr>
        <mtd>
          <mrow/>
        </mtd>
      </mtr>
      <mtr>
        <mtd>
          <mrow>
            <mn>1.</mn>
            <mrow>
              <mi>R</mi>
              <mo stretchy="false">=</mo>
              <mrow>
                <mn>5</mn>
                <mo stretchy="false">−</mo>
                <mn>2</mn>
              </mrow>
              <mo stretchy="false">=</mo>
              <mn>3</mn>
            </mrow>
          </mrow>
        </mtd>
      </mtr>
      <mtr>
        <mtd>
          <mrow>
            <mn>2.</mn>
            <mrow>
              <mi>R</mi>
              <mo stretchy="false">=</mo>
              <mrow>
                <mn>5</mn>
                <mo stretchy="false">−</mo>
                <mn>2</mn>
              </mrow>
              <mo stretchy="false">=</mo>
              <mn>3</mn>
            </mrow>
          </mrow>
        </mtd>
      </mtr>
      <mtr>
        <mtd>
          <mrow>
            <mn>3.</mn>
            <mrow>
              <mi>R</mi>
              <mo stretchy="false">=</mo>
              <mrow>
                <mn>140</mn>
                <mo stretchy="false">−</mo>
                <mn>110</mn>
              </mrow>
              <mo stretchy="false">=</mo>
              <mn>30</mn>
            </mrow>
          </mrow>
        </mtd>
      </mtr>
      <mtr>
        <mtd>
          <mrow>
            <mn>4.</mn>
            <mrow>
              <mi>R</mi>
              <mo stretchy="false">=</mo>
              <mn>12</mn>
            </mrow>
            <mrow>
              <mn>,2</mn>
              <mo stretchy="false">−</mo>
              <mn>11</mn>
            </mrow>
            <mrow>
              <mn>,8</mn>
              <mo stretchy="false">=</mo>
              <mn>0</mn>
            </mrow>
            <mn>,4</mn>
          </mrow>
        </mtd>
      </mtr>
      <mtr>
        <mtd>
          <mrow/>
        </mtd>
      </mtr>
      <mtr>
        <mtd>
          <mrow>
            <mi mathvariant="italic">Aufgabe</mi>
            <mn>4</mn>
            <mrow>
              <mo fence="true" stretchy="false">(</mo>
              <mrow>
                <mrow>
                  <mi mathvariant="italic">Skalenniveaus</mi>
                  <mi mathvariant="italic">und</mi>
                  <mi mathvariant="italic">Statistische</mi>
                  <mi mathvariant="italic">Maße</mi>
                </mrow>
              </mrow>
              <mo fence="true" stretchy="false">)</mo>
            </mrow>
          </mrow>
        </mtd>
      </mtr>
      <mtr>
        <mtd>
          <mrow>
            <mn>1.</mn>
            <mi mathvariant="italic">Modi</mi>
            <mi mathvariant="italic">sind</mi>
            <mi mathvariant="normal">:</mi>
            <mi mathvariant="italic">Ford</mi>
            <mi mathvariant="italic">und</mi>
            <mi mathvariant="italic">BMW</mi>
          </mrow>
        </mtd>
      </mtr>
      <mtr>
        <mtd>
          <mrow>
            <mn>2.</mn>
            <mrow>
              <mo fence="true" stretchy="false">(</mo>
              <mrow>
                <mrow>
                  <mn>3</mn>
                  <mn>,4</mn>
                  <mn>,2</mn>
                  <mn>,3</mn>
                  <mn>,5</mn>
                  <mn>,4</mn>
                </mrow>
              </mrow>
              <mo fence="true" stretchy="false">)</mo>
            </mrow>
            <mo stretchy="false">→</mo>
            <mi mathvariant="italic">sortieren</mi>
            <mo stretchy="false">→</mo>
            <mrow>
              <mo fence="true" stretchy="false">(</mo>
              <mrow>
                <mrow>
                  <mn>2</mn>
                  <mn>,3</mn>
                  <mn>,3</mn>
                  <mn>,4</mn>
                  <mn>,4</mn>
                  <mn>,5</mn>
                </mrow>
              </mrow>
              <mo fence="true" stretchy="false">)</mo>
            </mrow>
          </mrow>
        </mtd>
      </mtr>
      <mtr>
        <mtd>
          <mrow>
            <mrow>
              <mover accent="true">
                <mi>x</mi>
                <mo stretchy="false">~</mo>
              </mover>
              <mo stretchy="false">=</mo>
              <mfrac>
                <mn>1</mn>
                <mn>2</mn>
              </mfrac>
            </mrow>
            <mrow>
              <mo fence="true" stretchy="false">(</mo>
              <mrow>
                <mrow>
                  <msub>
                    <mi>x</mi>
                    <mfrac>
                      <mn>6</mn>
                      <mn>2</mn>
                    </mfrac>
                  </msub>
                  <mo stretchy="false">+</mo>
                  <msub>
                    <mi>x</mi>
                    <mrow>
                      <mfrac>
                        <mn>6</mn>
                        <mn>2</mn>
                      </mfrac>
                      <mo stretchy="false">+</mo>
                      <mn>1</mn>
                    </mrow>
                  </msub>
                </mrow>
              </mrow>
              <mo fence="true" stretchy="false">)</mo>
            </mrow>
          </mrow>
        </mtd>
      </mtr>
      <mtr>
        <mtd>
          <mrow>
            <mrow>
              <mover accent="true">
                <mi>x</mi>
                <mo stretchy="false">~</mo>
              </mover>
              <mo stretchy="false">=</mo>
              <mfrac>
                <mn>1</mn>
                <mn>2</mn>
              </mfrac>
            </mrow>
            <mrow>
              <mrow>
                <mo fence="true" stretchy="false">(</mo>
                <mrow>
                  <mrow>
                    <msub>
                      <mi>x</mi>
                      <mn>3</mn>
                    </msub>
                    <mo stretchy="false">+</mo>
                    <msub>
                      <mi>x</mi>
                      <mrow>
                        <mn>3</mn>
                        <mo stretchy="false">+</mo>
                        <mn>1</mn>
                      </mrow>
                    </msub>
                  </mrow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row>
              <mrow>
                <mo fence="true" stretchy="false">(</mo>
                <mrow>
                  <mrow>
                    <msub>
                      <mi>x</mi>
                      <mn>3</mn>
                    </msub>
                    <mo stretchy="false">+</mo>
                    <msub>
                      <mi>x</mi>
                      <mn>4</mn>
                    </msub>
                  </mrow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row>
              <mrow>
                <mo fence="true" stretchy="false">(</mo>
                <mrow>
                  <mrow>
                    <mn>3</mn>
                    <mo stretchy="false">+</mo>
                    <mn>4</mn>
                  </mrow>
                </mrow>
                <mo fence="true" stretchy="false">)</mo>
              </mrow>
              <mo stretchy="false">=</mo>
              <mn>3</mn>
            </mrow>
            <mn>,5</mn>
          </mrow>
        </mtd>
      </mtr>
      <mtr>
        <mtd>
          <mrow>
            <mi mathvariant="italic">Balkendiagramm</mi>
            <mi mathvariant="normal">:</mi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>
            <mn>3.</mn>
            <mrow>
              <mo fence="true" stretchy="false">(</mo>
              <mrow>
                <mrow>
                  <mn>21</mn>
                  <mn>,22</mn>
                  <mn>,20</mn>
                  <mn>,21</mn>
                  <mn>,23</mn>
                  <mn>,21</mn>
                </mrow>
              </mrow>
              <mo fence="true" stretchy="false">)</mo>
            </mrow>
            <mi mathvariant="italic">sortiert</mi>
            <mo stretchy="false">→</mo>
            <mrow>
              <mo fence="true" stretchy="false">(</mo>
              <mrow>
                <mrow>
                  <mn>20</mn>
                  <mn>,21</mn>
                  <mn>,21</mn>
                  <mn>,21</mn>
                  <mn>,22</mn>
                  <mn>,23</mn>
                </mrow>
              </mrow>
              <mo fence="true" stretchy="false">)</mo>
            </mrow>
          </mrow>
        </mtd>
      </mtr>
      <mtr>
        <mtd>
          <mrow>
            <mrow>
              <mover accent="true">
                <mi>x</mi>
                <mo stretchy="false">¯</mo>
              </mover>
              <mo stretchy="false">=</mo>
              <mfrac>
                <mn>1</mn>
                <mn>6</mn>
              </mfrac>
            </mrow>
            <mrow>
              <mrow>
                <mo fence="true" stretchy="false">(</mo>
                <mrow>
                  <mrow>
                    <mn>21</mn>
                    <mo stretchy="false">+</mo>
                    <mn>22</mn>
                    <mo stretchy="false">+</mo>
                    <mn>20</mn>
                    <mo stretchy="false">+</mo>
                    <mn>21</mn>
                    <mo stretchy="false">+</mo>
                    <mn>23</mn>
                    <mo stretchy="false">+</mo>
                    <mn>21</mn>
                  </mrow>
                </mrow>
                <mo fence="true" stretchy="false">)</mo>
              </mrow>
              <mo stretchy="false">=</mo>
              <mn>21</mn>
            </mrow>
            <mi>,</mi>
            <mover accent="true">
              <mn>3</mn>
              <mo stretchy="false">~</mo>
            </mover>
          </mrow>
        </mtd>
      </mtr>
      <mtr>
        <mtd>
          <mrow>
            <mrow>
              <mover accent="true">
                <mi>x</mi>
                <mo stretchy="false">~</mo>
              </mover>
              <mo stretchy="false">=</mo>
              <mfrac>
                <mn>1</mn>
                <mn>2</mn>
              </mfrac>
            </mrow>
            <mrow>
              <mrow>
                <mo fence="true" stretchy="false">(</mo>
                <mrow>
                  <mrow>
                    <msub>
                      <mi>x</mi>
                      <mfrac>
                        <mn>6</mn>
                        <mn>2</mn>
                      </mfrac>
                    </msub>
                    <mo stretchy="false">+</mo>
                    <msub>
                      <mi>x</mi>
                      <mfrac>
                        <mn>7</mn>
                        <mn>2</mn>
                      </mfrac>
                    </msub>
                  </mrow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row>
              <mrow>
                <mo fence="true" stretchy="false">(</mo>
                <mrow>
                  <mrow>
                    <mn>21</mn>
                    <mo stretchy="false">+</mo>
                    <mn>21</mn>
                  </mrow>
                </mrow>
                <mo fence="true" stretchy="false">)</mo>
              </mrow>
              <mo stretchy="false">=</mo>
              <mrow>
                <mfrac>
                  <mn>1</mn>
                  <mn>2</mn>
                </mfrac>
                <mo stretchy="false">∗</mo>
                <mn>42</mn>
              </mrow>
              <mo stretchy="false">=</mo>
              <mn>21</mn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5</mn>
              </mfrac>
            </mrow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row>
                          <mrow>
                            <mn>21</mn>
                            <mo stretchy="false">−</mo>
                            <mn>21</mn>
                          </mrow>
                          <mn>,3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22</mn>
                            <mo stretchy="false">−</mo>
                            <mn>21</mn>
                          </mrow>
                          <mn>,3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20</mn>
                            <mo stretchy="false">−</mo>
                            <mn>21</mn>
                          </mrow>
                          <mn>,3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21</mn>
                            <mo stretchy="false">−</mo>
                            <mn>21</mn>
                          </mrow>
                          <mn>,3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23</mn>
                            <mo stretchy="false">−</mo>
                            <mn>21</mn>
                          </mrow>
                          <mn>,3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21</mn>
                            <mo stretchy="false">−</mo>
                            <mn>21</mn>
                          </mrow>
                          <mn>,3</mn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n>0</mn>
            </mrow>
            <mrow>
              <mn>,09</mn>
              <mo stretchy="false">+</mo>
              <mn>0</mn>
            </mrow>
            <mrow>
              <mn>,49</mn>
              <mo stretchy="false">+</mo>
              <mn>1</mn>
            </mrow>
            <mrow>
              <mn>,69</mn>
              <mo stretchy="false">+</mo>
              <mn>0</mn>
            </mrow>
            <mrow>
              <mn>,09</mn>
              <mo stretchy="false">+</mo>
              <mn>2</mn>
            </mrow>
            <mrow>
              <mn>,89</mn>
              <mo stretchy="false">+</mo>
              <mn>0</mn>
            </mrow>
            <mn>,09</mn>
          </mrow>
        </mtd>
      </mtr>
      <mtr>
        <mtd>
          <mrow>
            <mrow>
              <msup>
                <mi>s</mi>
                <mn>2</mn>
              </msup>
              <mo stretchy="false">=</mo>
              <mn>1</mn>
            </mrow>
            <mn>,068</mn>
          </mrow>
        </mtd>
      </mtr>
      <mtr>
        <mtd>
          <mrow>
            <mrow>
              <mi>s</mi>
              <mo stretchy="false">=</mo>
              <mn>1</mn>
            </mrow>
            <mn>,033</mn>
          </mrow>
        </mtd>
      </mtr>
      <mtr>
        <mtd>
          <mrow>
            <mi>R</mi>
            <mo stretchy="false">=</mo>
            <mrow>
              <mn>23</mn>
              <mo stretchy="false">−</mo>
              <mn>20</mn>
            </mrow>
            <mo stretchy="false">=</mo>
            <mn>3</mn>
          </mrow>
        </mtd>
      </mtr>
      <mtr>
        <mtd>
          <mrow/>
        </mtd>
      </mtr>
      <mtr>
        <mtd>
          <mrow>
            <mn>4.</mn>
            <mrow>
              <mo fence="true" stretchy="false">(</mo>
              <mrow>
                <mrow>
                  <mn>4000</mn>
                  <mn>,4500</mn>
                  <mn>,4200</mn>
                  <mn>,4800</mn>
                  <mn>,4500</mn>
                </mrow>
              </mrow>
              <mo fence="true" stretchy="false">)</mo>
            </mrow>
            <mi mathvariant="italic">sortiert</mi>
            <mo stretchy="false">→</mo>
            <mrow>
              <mo fence="true" stretchy="false">(</mo>
              <mrow>
                <mrow>
                  <mn>4000</mn>
                  <mn>,4200</mn>
                  <mn>,4500</mn>
                  <mn>,4500</mn>
                  <mn>,4800</mn>
                </mrow>
              </mrow>
              <mo fence="true" stretchy="false">)</mo>
            </mrow>
          </mrow>
        </mtd>
      </mtr>
      <mtr>
        <mtd>
          <mrow>
            <mrow>
              <mover accent="true">
                <mi>x</mi>
                <mo stretchy="false">¯</mo>
              </mover>
              <mo stretchy="false">=</mo>
              <mfrac>
                <mn>1</mn>
                <mn>5</mn>
              </mfrac>
            </mrow>
            <mrow>
              <mrow>
                <mo fence="true" stretchy="false">(</mo>
                <mrow>
                  <mrow>
                    <mn>4000</mn>
                    <mo stretchy="false">+</mo>
                    <mn>4200</mn>
                    <mo stretchy="false">+</mo>
                    <mn>4500</mn>
                    <mo stretchy="false">+</mo>
                    <mn>4500</mn>
                    <mo stretchy="false">+</mo>
                    <mn>4800</mn>
                  </mrow>
                </mrow>
                <mo fence="true" stretchy="false">)</mo>
              </mrow>
              <mo stretchy="false">=</mo>
              <mn>4400</mn>
            </mrow>
          </mrow>
        </mtd>
      </mtr>
      <mtr>
        <mtd>
          <mrow>
            <mover accent="true">
              <mi>x</mi>
              <mo stretchy="false">~</mo>
            </mover>
            <mo stretchy="false">=</mo>
            <msub>
              <mi>x</mi>
              <mfrac>
                <mrow>
                  <mn>5</mn>
                  <mo stretchy="false">+</mo>
                  <mn>1</mn>
                </mrow>
                <mn>2</mn>
              </mfrac>
            </msub>
            <mo stretchy="false">=</mo>
            <msub>
              <mi>x</mi>
              <mn>3</mn>
            </msub>
            <mo stretchy="false">=</mo>
            <mn>4500</mn>
          </mrow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row>
                          <mn>4000</mn>
                          <mo stretchy="false">−</mo>
                          <mn>4400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4200</mn>
                          <mo stretchy="false">−</mo>
                          <mn>4400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4500</mn>
                          <mo stretchy="false">−</mo>
                          <mn>4400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4500</mn>
                          <mo stretchy="false">−</mo>
                          <mn>4400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4800</mn>
                          <mo stretchy="false">−</mo>
                          <mn>4400</mn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n>160000</mn>
                    <mo stretchy="false">+</mo>
                    <mn>40000</mn>
                    <mo stretchy="false">+</mo>
                    <mn>10000</mn>
                    <mo stretchy="false">+</mo>
                    <mn>10000</mn>
                    <mo stretchy="false">+</mo>
                    <mn>160000</mn>
                  </mrow>
                </mrow>
                <mo fence="true" stretchy="false">)</mo>
              </mrow>
              <mo stretchy="false">=</mo>
              <mn>95000</mn>
            </mrow>
          </mrow>
        </mtd>
      </mtr>
      <mtr>
        <mtd>
          <mrow>
            <mrow>
              <mi>s</mi>
              <mo stretchy="false">≈</mo>
              <mn>308</mn>
            </mrow>
            <mn>,22</mn>
          </mrow>
        </mtd>
      </mtr>
      <mtr>
        <mtd>
          <mrow>
            <mi>R</mi>
            <mo stretchy="false">=</mo>
            <mrow>
              <mn>4800</mn>
              <mo stretchy="false">−</mo>
              <mn>4000</mn>
            </mrow>
            <mo stretchy="false">=</mo>
            <mn>800</mn>
          </mrow>
        </mtd>
      </mtr>
      <mtr>
        <mtd>
          <mrow>
            <mi mathvariant="italic">Diagramm</mi>
            <mi mathvariant="normal">:</mi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</mtable>
    <annotation encoding="StarMath 5.0">Aufgabe 1 (Varianz) newline
newline
1. newline
( 2,4,4,4,5 ) newline
newline
Arithemetisches Mittel berechnen newline 
newline
overline x = sum from i=1 to 5 x newline
"="1over5 ( 2+4+4+4+5 ) newline
"="1over5*19 newline
"="19over5=3,8 newline
newline
Varianz berechnen newline
newline
s^2 = 1over4 sum from i=1 to 5 ( x_1-3,8 )^2 newline
s^2 = 1over4 ( (2-3,8)^2+(4-3,8)^2+(4-3,8)^2+(4-3,8)^2+(5-3,8)^2 ) newline
s^2 = 1over4 ( 3,24+0,04+0,04+0,04+1,44 ) newline
s^2 = 1over4*4,8 newline
s^2 = 1,2 newline
newline
newline
2.newline
( 3,4,5,3,2 )newline
overline x = 1over5( 3+4+5+3+2 )=17over5=3,4 newline
newline
s^2 = 1over4 sum from i=1 to 5 ( x_1-3,4 )^2 newline
s^2 = 1over4 ( (3-3,4)^2+(4-3,4)^2+(5-3,4)^2+(3-3,4)^2+(2-3,4)^2 ) newline
s^2 = 1over4 ( 0,16+0,36+2,56+0,16+1,96 ) newline
s^2 = 1over4*5,2 newline
s^2 = 1,3 newline
newline
3.newline
( 120,130,110,125,140 )newline
overline x = 1over5( 120+130+110+125+140 )=625over5=125 newline
newline
s^2 = 1over4 sum from i=1 to 5 ( x_1-125 )^2 newline
s^2 = 1over4 ( (120-125)^2+(130-125)^2+(110-125)^2+(125-125)^2+(140-125)^2 ) newline
s^2 = 1over4*500 newline
s^2 = 125 newline
newline
4.newline
( 12,1 ; 11,9 ; 12,0 ; 12,2 ; 11,8 )newline
overline x = 1over5( 12,1+11,9+12,0+12,2+11,8 )=60over5=12 newline
newline
s^2 = 1over4 sum from i=1 to 5 ( x_1-12 )^2 newline
s^2 = 1over4 ( (12,1-12)^2+(11,9-12)^2+(12,0-12)^2+(12,2-12)^2+(11,8-12)^2 ) newline
s^2 = 1over4*0,1 newline
s^2 = 0,025 newline
newline
newline
Aufgabe 2 (Standardabweichung)newline
newline
1.sqrt{ 19over5 } = 3,8 newline
2.sqrt{ "4,8"over5 } = 0,96 newline
3.sqrt{ 500over5 } = 5 newline
4.sqrt{ "0,1"over5 } = 0,02newline
newline
Aufgabe 3 (Spannweite) newline
newline
R = x_max – x_min newline
newline
1.R=5-2=3 newline
2.R=5-2=3 newline
3.R=140-110=30 newline
4.R=12,2-11,8=0,4 newline
newline
Aufgabe 4 ( Skalenniveaus und Statistische Maße ) newline
1.Modi sind: Ford und BMW newline
2.( 3,4,2,3,5,4 )-&gt; sortieren -&gt; ( 2,3,3,4,4,5 ) newline
tilde{x} = 1over2 (x_{{6}over{2}} + x_{{6}over{2}+1} ) newline 
tilde{x} = 1over2( x_3+x_{3+1} )=1over2( x_3+x_4 )= 1over2( 3+4 )=3,5 newline
Balkendiagramm:
newline
newline
newline
newline
newline
newline
newline
newline
newline
newline
newline
newline
3.( 21,22,20,21,23,21 ) sortiert -&gt; (20,21,21,21,22,23) newline
bar{x} = 1over6( 21+22+20+21+23+21 )=21, tilde 3 newline
tilde{x} = 1over2( x_{6over2}+x_{7over2} )=1over2( 21+21 )=1over2*42=21 newline
s^2 = 1over5( (21-21,3)^2+(22-21,3)^2+(20-21,3)^2+(21-21,3)^2+(23-21,3)^2+(21-21,3)^2)newline
s^2 = 0,09+0,49+1,69+0,09+2,89+0,09 newline
s^2 = 1,068 newline
s=1,033 newline
R=23-20=3 newline
newline
4.(4000,4500,4200,4800,4500)sortiert -&gt; (4000,4200,4500,4500,4800) newline
bar{x} = 1over5( 4000+4200+4500+4500+4800 )= 4400 newline
tilde{x} = x_{ {5+1}over2 }=x_3=4500 newline
s^2=1over4( (4000-4400)^2+(4200-4400)^2+(4500-4400)^2+(4500-4400)^2+(4800-4400)^2 ) newline
s^2=1over4( 160000+40000+10000+10000+160000 )=95000 newline
s approx 308,22 newline
R=4800-4000=800 newline
Diagramm:
newline
newline
newline
newline
newline
newline
newline
newline
newline
newline
newline
newline
newline
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8T15:14:35.944000000</meta:creation-date>
    <dc:date>2023-10-18T19:54:27.737000000</dc:date>
    <meta:editing-duration>PT1H11M17S</meta:editing-duration>
    <meta:editing-cycles>3</meta:editing-cycles>
    <meta:generator>LibreOffice/6.3.2.2$Windows_X86_64 LibreOffice_project/98b30e735bda24bc04ab42594c85f7fd8be07b9c</meta:generator>
    <meta:print-date>2023-10-18T19:54:05.062000000</meta:print-date>
  </office:meta>
</office:document-meta>
</file>